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17ed"/>
    </style:style>
    <style:style style:name="P2" style:family="paragraph" style:parent-style-name="Standard">
      <style:text-properties officeooo:rsid="0021f115" officeooo:paragraph-rsid="001917ed"/>
    </style:style>
    <style:style style:name="P3" style:family="paragraph" style:parent-style-name="Standard">
      <style:text-properties officeooo:rsid="002543d8" officeooo:paragraph-rsid="002543d8"/>
    </style:style>
    <style:style style:name="P4" style:family="paragraph" style:parent-style-name="Standard">
      <style:text-properties officeooo:paragraph-rsid="002b9cff"/>
    </style:style>
    <style:style style:name="P5" style:family="paragraph" style:parent-style-name="Standard">
      <style:text-properties officeooo:rsid="00328695" officeooo:paragraph-rsid="00328695"/>
    </style:style>
    <style:style style:name="P6" style:family="paragraph" style:parent-style-name="Standard">
      <style:text-properties officeooo:rsid="003f302d" officeooo:paragraph-rsid="003f302d"/>
    </style:style>
    <style:style style:name="T1" style:family="text">
      <style:text-properties officeooo:rsid="001590d9"/>
    </style:style>
    <style:style style:name="T2" style:family="text">
      <style:text-properties officeooo:rsid="0016064a"/>
    </style:style>
    <style:style style:name="T3" style:family="text">
      <style:text-properties officeooo:rsid="001917ed"/>
    </style:style>
    <style:style style:name="T4" style:family="text">
      <style:text-properties officeooo:rsid="001a8a76"/>
    </style:style>
    <style:style style:name="T5" style:family="text">
      <style:text-properties officeooo:rsid="00271782"/>
    </style:style>
    <style:style style:name="T6" style:family="text">
      <style:text-properties officeooo:rsid="0028066f"/>
    </style:style>
    <style:style style:name="T7" style:family="text">
      <style:text-properties officeooo:rsid="002943a5"/>
    </style:style>
    <style:style style:name="T8" style:family="text">
      <style:text-properties officeooo:rsid="002a3653"/>
    </style:style>
    <style:style style:name="T9" style:family="text">
      <style:text-properties officeooo:rsid="002b9cff"/>
    </style:style>
    <style:style style:name="T10" style:family="text">
      <style:text-properties officeooo:rsid="002cce9f"/>
    </style:style>
    <style:style style:name="T11" style:family="text">
      <style:text-properties fo:font-style="italic" style:font-style-asian="italic" style:font-style-complex="italic"/>
    </style:style>
    <style:style style:name="T12" style:family="text">
      <style:text-properties fo:font-style="italic" officeooo:rsid="002cce9f" style:font-style-asian="italic" style:font-style-complex="italic"/>
    </style:style>
    <style:style style:name="T13" style:family="text">
      <style:text-properties fo:font-style="normal" officeooo:rsid="002cce9f" style:font-style-asian="normal" style:font-style-complex="normal"/>
    </style:style>
    <style:style style:name="T14" style:family="text">
      <style:text-properties fo:font-style="normal" officeooo:rsid="002df0a8" style:font-style-asian="normal" style:font-style-complex="normal"/>
    </style:style>
    <style:style style:name="T15" style:family="text">
      <style:text-properties officeooo:rsid="002df0a8"/>
    </style:style>
    <style:style style:name="T16" style:family="text">
      <style:text-properties officeooo:rsid="002e7ba9"/>
    </style:style>
    <style:style style:name="T17" style:family="text">
      <style:text-properties officeooo:rsid="002f626d"/>
    </style:style>
    <style:style style:name="T18" style:family="text">
      <style:text-properties officeooo:rsid="002fd828"/>
    </style:style>
    <style:style style:name="T19" style:family="text">
      <style:text-properties officeooo:rsid="003e4dba"/>
    </style:style>
    <style:style style:name="T20" style:family="text">
      <style:text-properties officeooo:rsid="00316479"/>
    </style:style>
    <style:style style:name="T21" style:family="text">
      <style:text-properties officeooo:rsid="00328695"/>
    </style:style>
    <style:style style:name="T22" style:family="text">
      <style:text-properties officeooo:rsid="0032d238"/>
    </style:style>
    <style:style style:name="T23" style:family="text">
      <style:text-properties officeooo:rsid="00344fad"/>
    </style:style>
    <style:style style:name="T24" style:family="text">
      <style:text-properties officeooo:rsid="0035f616"/>
    </style:style>
    <style:style style:name="T25" style:family="text">
      <style:text-properties officeooo:rsid="003739f1"/>
    </style:style>
    <style:style style:name="T26" style:family="text">
      <style:text-properties officeooo:rsid="00387267"/>
    </style:style>
    <style:style style:name="T27" style:family="text">
      <style:text-properties officeooo:rsid="0039a333"/>
    </style:style>
    <style:style style:name="T28" style:family="text">
      <style:text-properties officeooo:rsid="003a7842"/>
    </style:style>
    <style:style style:name="T29" style:family="text">
      <style:text-properties officeooo:rsid="003bbed5"/>
    </style:style>
    <style:style style:name="T30" style:family="text">
      <style:text-properties officeooo:rsid="003f905f"/>
    </style:style>
    <style:style style:name="T31" style:family="text">
      <style:text-properties officeooo:rsid="003ffce1"/>
    </style:style>
    <style:style style:name="T32" style:family="text">
      <style:text-properties officeooo:rsid="0040c8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utomated social media moderation systems trained on historically biased reporting data inevitably perpetuate and amplify platform discrimination against certain topics and user groups.</text:p>
      <text:p text:style-name="Standard"/>
      <text:p text:style-name="P1">Social media usage has risen rapidly since its inception, with over 2 billion monthly active users in 2019 [1]. <text:span text:style-name="T1">To ensure these platforms comply with public safety, internal </text:span><text:span text:style-name="T2">automated </text:span><text:span text:style-name="T1">moderation tools have been deployed to maintain a minimum standard of quality</text:span><text:span text:style-name="T2">, classifying </text:span><text:span text:style-name="T3">posts using machine learning techniques trained on a "continuously refreshed pool"[2] of flagged posts. [3]</text:span><text:span text:style-name="T4"> in one case to identify hate speech. Artificial intelligence is increasingly appearing in this space [4], although public perception and trust in this technology varies across the political spectrum and familiarity. [5].</text:span></text:p>
      <text:p text:style-name="P2"/>
      <text:p text:style-name="P3">Most social media providers aren't suited to moderate content in other languages -- according to leaked Facebook files in 2021, only 9% of users spoke English, but over 87% of the budget was allocated to combating English misinformation [6]. <text:span text:style-name="T5">Users often have to resort to appeals to have their content shown, such as the case of a Portuguese breast cancer awareness charity's 2021 posts on Instagram [7], as reported by their own oversight board [8]. An argument could be made that the big tech giants are global companies </text:span><text:span text:style-name="T6">[9] </text:span><text:span text:style-name="T5">and </text:span><text:span text:style-name="T6">have a global audience, but as the major players are all based out of silicon valley, and statistically their users are likely to be from North America [10]</text:span><text:span text:style-name="T7">, it is assumed that their interest lies with their US-centric users. These companies are all listed on the S&amp;P500, a US stock exchange [11], and it can be assumed that decisions are made to appease their shareholders and keep stock valuation high. One exception to this is China, which blocks all western social media behind it's "great firewall" [12][13], instead having it's own </text:span><text:span text:style-name="T8">group of social media platforms moderated in line with censorship across the country [14].</text:span></text:p>
      <text:p text:style-name="P3"/>
      <text:p text:style-name="P4"><text:span text:style-name="T9">Moderation across platforms </text:span><text:span text:style-name="T10">is often devoid of context, a claim verified by Joshua Sklar, a former Facebook content moderator, in an interview with TheMarkup: </text:span><text:span text:style-name="T11">“You’re pretty much viewing these things out of context,” Sklar said. “Say someone did a series of posts of images that spelled out a racial slur. You wouldn’t be able to tell [as a moderator].”</text:span><text:span text:style-name="T12"> </text:span><text:span text:style-name="T13">[2]. This relies on algorithms to understand the context around sensitive and complex topics</text:span><text:span text:style-name="T14">, which artificial intelligence struggles with, as pointed out by the Brennan Center for Justice: "</text:span><text:span text:style-name="T11">Meta’s automated tools time and again fail to account for context, particularly in languages other than English</text:span><text:span text:style-name="T15">." [15].</text:span><text:span text:style-name="T16"> This has led to the rise of self-censorship, most notably on TikTok. [16][17]</text:span><text:span text:style-name="T17"> For example, using the term "ghey" to mean "gay", or "unalive" to mean "dead/killed". This has disproportional</text:span><text:span text:style-name="T18">ly affected the LGBT</text:span><text:span text:style-name="T19">Q</text:span><text:span text:style-name="T18">+ community, who use self-censored terms to discuss themselves, and educators discussing topics such as World War 2 now have to speak around "the algorithm" [18]</text:span><text:span text:style-name="T20">. This can lead to individuals in this space considering themselves unwelcome on these platforms, or leaving to find more radical communities where they can express themselves.</text:span><text:span text:style-name="T21"> </text:span></text:p>
      <text:p text:style-name="P4"/>
      <text:p text:style-name="P5">In contrast, it can be argued that this isn't a new phenomenon, going back to the LeetSpeak[19] that emerged in the early days of internet message boards, or an internet-driven slang<text:span text:style-name="T22"> [20] that has evolved for that specific environment, but </text:span><text:span text:style-name="T23">we can gather that this is something new instead. </text:span><text:span text:style-name="T24">While social media moderation has been successful in shutting down more extreme views or content, </text:span><text:span text:style-name="T25">research suggests that self-censorship is on the rise, both by region [21][22] and around specific events [23]</text:span><text:span text:style-name="T26">, driven by the threat of content removal and backlash from those with extreme views on either end of the spectrum. </text:span><text:span text:style-name="T27">This phenomenon could be eased via</text:span><text:span text:style-name="T28"> more context-aware moderation tools that can reason about a topic as opposed to just parse individual words. While information about the current suite of moderation tools for Tiktok isn't public, deploying a convolutional neural network trained on up to date content [24] and material that can </text:span><text:span text:style-name="T29">represent more controversial topics, with a priority of recognising appropriate content against inappropriate content.</text:span></text:p>
      <text:p text:style-name="P5"/>
      <text:p text:style-name="P6">With the rise of social media came those trying to abuse the system, and moderation tools soon followed<text:span text:style-name="T30">, first appearing as early as 2012 [25], and likely earlier</text:span><text:span text:style-name="T31">, but finding the right balance </text:span><text:soft-page-break/><text:span text:style-name="T31">between content being allowed or removed is a challenging ethical question. Automated systems are inherently flawed, and this often comes back to the training data used.</text:span><text:span text:style-name="T3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8T12:06:15.131115049</meta:creation-date>
    <dc:date>2026-04-19T17:49:50.211219416</dc:date>
    <meta:editing-duration>PT4H20M22S</meta:editing-duration>
    <meta:editing-cycles>19</meta:editing-cycles>
    <meta:generator>LibreOffice/25.8.6.2$Linux_X86_64 LibreOffice_project/580$Build-2</meta:generator>
    <meta:document-statistic meta:table-count="0" meta:image-count="0" meta:object-count="0" meta:page-count="2" meta:paragraph-count="6" meta:word-count="722" meta:character-count="4584" meta:non-whitespace-character-count="3866"/>
  </office:meta>
</office:document-meta>
</file>